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4cm"/>
    </style:style>
    <style:style style:name="co2" style:family="table-column">
      <style:table-column-properties fo:break-before="auto" style:column-width="5.692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Excel_20_Built-in_20_Normal" style:data-style-name="N4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1DV404 – dt222cc - Laboration 2 – Användningsfall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2" office:value-type="string">
            <office:annotation draw:style-name="gr1" draw:text-style-name="P1" svg:width="2.899cm" svg:height="1.139cm" svg:x="14.602cm" svg:y="0cm" draw:caption-point-x="-0.61cm" draw:caption-point-y="0.672cm">
              <dc:creator>DST</dc:creator>
              <dc:date>2014-12-01T00:00:00</dc:date>
              <text:p text:style-name="P1"><text:span text:style-name="T1">Timmar:Minuter</text:span></text:p>
            </office:annotation>
            <text:p>HH:MM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office:value-type="string">
            <text:p>Uppgift 1 – Planering</text:p>
          </table:table-cell>
          <table:table-cell table:style-name="Default"/>
          <table:table-cell table:style-name="ce3" office:value-type="time" office:time-value="PT00H45M00S">
            <text:p>00:45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office:value-type="string">
            <text:p>Uppgift 1 – Planering</text:p>
          </table:table-cell>
          <table:table-cell table:style-name="Default"/>
          <table:table-cell table:style-name="ce4"/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 office:value-type="string">
            <text:p>Uppgift 2 – Vision</text:p>
          </table:table-cell>
          <table:table-cell office:value-type="string">
            <text:p>Förstudie</text:p>
          </table:table-cell>
          <table:table-cell table:style-name="ce3" office:value-type="time" office:time-value="PT01H00M00S">
            <text:p>01:00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 office:value-type="string">
            <text:p>Uppgift 2 – Vision</text:p>
          </table:table-cell>
          <table:table-cell office:value-type="string">
            <text:p>Skapa visionsdokumentet.</text:p>
          </table:table-cell>
          <table:table-cell table:style-name="ce3" office:value-type="time" office:time-value="PT00H45M00S">
            <text:p>00:45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 office:value-type="string">
            <text:p>Uppgift 3 – Användningsfall</text:p>
          </table:table-cell>
          <table:table-cell office:value-type="string">
            <text:p>Förstudie</text:p>
          </table:table-cell>
          <table:table-cell table:style-name="ce3" office:value-type="time" office:time-value="PT01H00M00S">
            <text:p>01:00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 office:value-type="string">
            <text:p>Uppgift 3 – Användningsfall</text:p>
          </table:table-cell>
          <table:table-cell office:value-type="string">
            <text:p>Ta fram Användningsfall</text:p>
          </table:table-cell>
          <table:table-cell table:style-name="ce3" office:value-type="time" office:time-value="PT00H45M00S">
            <text:p>00:45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 office:value-type="string">
            <text:p>Uppgift 4 – Dokumentera användningsfall</text:p>
          </table:table-cell>
          <table:table-cell office:value-type="string">
            <text:p>Dokumentera användningsfall</text:p>
          </table:table-cell>
          <table:table-cell table:style-name="ce3" office:value-type="time" office:time-value="PT03H00M00S">
            <text:p>03:00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 office:value-type="string">
            <text:p>Uppgift 5 – Kommunicera med kunden</text:p>
          </table:table-cell>
          <table:table-cell office:value-type="string">
            <text:p>Hitta partner/Skicka dokument</text:p>
          </table:table-cell>
          <table:table-cell table:style-name="ce3" office:value-type="time" office:time-value="PT01H00M00S">
            <text:p>01:00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 office:value-type="string">
            <text:p>Uppgift 5 – Kommunicera med kunden</text:p>
          </table:table-cell>
          <table:table-cell table:style-name="Default" office:value-type="string">
            <text:p>Agera åt någon eller några andra</text:p>
          </table:table-cell>
          <table:table-cell table:style-name="ce3" office:value-type="time" office:time-value="PT01H00M00S">
            <text:p>01:00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 office:value-type="string">
            <text:p>Uppgift 6 – Revidera</text:p>
          </table:table-cell>
          <table:table-cell office:value-type="string">
            <text:p>Revidering</text:p>
          </table:table-cell>
          <table:table-cell table:style-name="ce3" office:value-type="time" office:time-value="PT02H00M00S">
            <text:p>02:00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 office:value-type="string">
            <text:p>Uppgift 7 – Supplementary specification</text:p>
          </table:table-cell>
          <table:table-cell office:value-type="string">
            <text:p>Förstudie</text:p>
          </table:table-cell>
          <table:table-cell table:style-name="ce3" office:value-type="time" office:time-value="PT01H00M00S">
            <text:p>01:00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 office:value-type="string">
            <text:p>Uppgift 7 – Supplementary specification</text:p>
          </table:table-cell>
          <table:table-cell office:value-type="string">
            <text:p>Supplementary spec</text:p>
          </table:table-cell>
          <table:table-cell table:style-name="ce3" office:value-type="time" office:time-value="PT00H45M00S">
            <text:p>00:45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office:value-type="string">
            <text:p>Uppgift 8 – Reflektion</text:p>
          </table:table-cell>
          <table:table-cell office:value-type="string">
            <text:p>Reflektion</text:p>
          </table:table-cell>
          <table:table-cell table:style-name="ce3" office:value-type="time" office:time-value="PT01H30M00S">
            <text:p>01:30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/>
          <table:table-cell office:value-type="string">
            <text:p>Sammanställa dokument</text:p>
          </table:table-cell>
          <table:table-cell table:style-name="ce3" office:value-type="time" office:time-value="PT00H30M00S">
            <text:p>00:30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2">
          <table:table-cell/>
          <table:table-cell office:value-type="string">
            <text:p>Planerat tidsåtgång</text:p>
          </table:table-cell>
          <table:table-cell table:style-name="ce3" office:value-type="time" office:time-value="PT15H00M00S">
            <text:p>15:00</text:p>
          </table:table-cell>
          <table:table-cell table:style-name="Default" table:number-columns-repeated="5"/>
          <table:table-cell table:number-columns-repeated="1016"/>
        </table:table-row>
        <table:table-row table:style-name="ro2" table:number-rows-repeated="4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date-style style:name="N106">
      <number:month number:style="long"/>
      <number:text>-</number:text>
      <number:day number:style="long"/>
      <number:text>-</number:text>
      <number:year/>
    </number:date-style>
    <number:number-style style:name="N107">
      <number:number number:decimal-places="9" number:min-integer-digits="1"/>
    </number:number-style>
    <number:currency-style style:name="N109P0" style:volatile="true">
      <number:number number:decimal-places="1" number:min-integer-digits="1" number:grouping="true"/>
      <number:text> </number:text>
      <number:currency-symbol number:language="sv" number:country="SE">kr</number:currency-symbol>
    </number:currency-style>
    <number:currency-style style:name="N109">
      <style:text-properties fo:color="#ff0000"/>
      <number:text>-</number:text>
      <number:number number:decimal-places="1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number-style style:name="N8107P0" style:volatile="true" number:language="sv" number:country="SE">
      <number:number number:decimal-places="0" number:min-integer-digits="1" number:grouping="true"/>
      <number:text> kr</number:text>
    </number:number-style>
    <number:number-style style:name="N8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8107P0"/>
    </number:number-style>
    <number:number-style style:name="N8108P0" style:volatile="true" number:language="sv" number:country="SE">
      <number:number number:decimal-places="0" number:min-integer-digits="1" number:grouping="true"/>
      <number:text> kr</number:text>
    </number:number-style>
    <number:number-style style:name="N8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8108P0"/>
    </number:number-style>
    <number:number-style style:name="N8110P0" style:volatile="true" number:language="sv" number:country="SE">
      <number:number number:decimal-places="2" number:min-integer-digits="1" number:grouping="true"/>
      <number:text> kr</number:text>
    </number:number-style>
    <number:number-style style:name="N8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8110P0"/>
    </number:number-style>
    <number:number-style style:name="N8111P0" style:volatile="true" number:language="sv" number:country="SE">
      <number:number number:decimal-places="2" number:min-integer-digits="1" number:grouping="true"/>
      <number:text> kr</number:text>
    </number:number-style>
    <number:number-style style:name="N8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8111P0"/>
    </number:number-style>
    <number:date-style style:name="N8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8113" number:language="sv" number:country="SE">
      <number:day number:style="long"/>
      <number:text>-</number:text>
      <number:month number:textual="true"/>
    </number:date-style>
    <number:date-style style:name="N8114" number:language="sv" number:country="SE">
      <number:month number:textual="true"/>
      <number:text>-</number:text>
      <number:year/>
    </number:date-style>
    <number:time-style style:name="N8115" number:language="sv" number:country="SE">
      <number:hours/>
      <number:text>:</number:text>
      <number:minutes number:style="long"/>
      <number:text> </number:text>
      <number:am-pm/>
    </number:time-style>
    <number:time-style style:name="N8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sv" number:country="SE">
      <number:number number:decimal-places="0" number:min-integer-digits="1" number:grouping="true"/>
      <number:text>    </number:text>
    </number:number-style>
    <number:number-style style:name="N8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8119P0"/>
    </number:number-style>
    <number:number-style style:name="N8120P0" style:volatile="true" number:language="sv" number:country="SE">
      <number:number number:decimal-places="0" number:min-integer-digits="1" number:grouping="true"/>
      <number:text>    </number:text>
    </number:number-style>
    <number:number-style style:name="N8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8120P0"/>
    </number:number-style>
    <number:number-style style:name="N8122P0" style:volatile="true" number:language="sv" number:country="SE">
      <number:number number:decimal-places="2" number:min-integer-digits="1" number:grouping="true"/>
      <number:text>    </number:text>
    </number:number-style>
    <number:number-style style:name="N8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8122P0"/>
    </number:number-style>
    <number:number-style style:name="N8123P0" style:volatile="true" number:language="sv" number:country="SE">
      <number:number number:decimal-places="2" number:min-integer-digits="1" number:grouping="true"/>
      <number:text>    </number:text>
    </number:number-style>
    <number:number-style style:name="N8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8123P0"/>
    </number:number-style>
    <number:number-style style:name="N8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8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8127P2" style:volatile="true" number:language="sv" number:country="SE">
      <number:text> -     </number:text>
    </number:number-style>
    <number:text-style style:name="N8127" number:language="sv" number:country="S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8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8131P2" style:volatile="true" number:language="sv" number:country="SE">
      <number:text> - kr </number:text>
    </number:number-style>
    <number:text-style style:name="N8131" number:language="sv" number:country="S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8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8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8135" number:language="sv" number:country="S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8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8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8139" number:language="sv" number:country="S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sv" number:country="SE">
      <number:minutes number:style="long"/>
      <number:text>:</number:text>
      <number:seconds number:style="long"/>
    </number:time-style>
    <number:time-style style:name="N8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sv" number:country="SE">
      <number:minutes number:style="long"/>
      <number:text>:</number:text>
      <number:seconds number:style="long" number:decimal-places="1"/>
    </number:time-style>
    <number:number-style style:name="N8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2014-12-03</text:date>, <text:time>19:0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3T19:06:51.46</dc:date>
    <dc:creator>Sing Trinh</dc:creator>
    <meta:generator>OpenOffice/4.1.1$Win32 OpenOffice.org_project/411m6$Build-9775</meta:generator>
    <meta:editing-duration>PT2M9S</meta:editing-duration>
    <meta:editing-cycles>1</meta:editing-cycles>
    <meta:document-statistic meta:table-count="1" meta:cell-count="42" meta:object-count="0"/>
  </office:meta>
</office:document-meta>
</file>